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E</mi>
            <mrow>
              <mspace width="2em"/>
              <mo stretchy="false">=</mo>
              <mspace width="2em"/>
            </mrow>
            <mstyle color="blue">
              <msub>
                <mi>E</mi>
                <mtext>kin</mtext>
              </msub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row>
                <mi>U</mi>
                <mrow>
                  <mo fence="true" stretchy="false">(</mo>
                  <mrow>
                    <mi>r</mi>
                  </mrow>
                  <mo fence="true" stretchy="false">)</mo>
                </mrow>
              </mrow>
            </mstyle>
            <mrow>
              <mspace width="2em"/>
              <mo stretchy="false">=</mo>
              <mspace width="2em"/>
            </mrow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  <mstyle color="red">
              <mrow>
                <mspace width="2em"/>
                <mo stretchy="false">&gt;</mo>
                <mspace width="2em"/>
              </mrow>
            </mstyle>
            <mn>0</mn>
          </mrow>
        </mtd>
      </mtr>
      <mtr>
        <mtd>
          <mrow>
            <mo stretchy="false">⇒</mo>
            <mspace width="2em"/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style color="aqua">
              <mrow>
                <mspace width="2em"/>
                <mo stretchy="false">+</mo>
                <mspace width="2em"/>
              </mrow>
            </mstyle>
            <mstyle color="green">
              <mfrac>
                <mrow>
                  <mo stretchy="false">−</mo>
                  <mrow>
                    <mi>G</mi>
                    <mspace width="0.5em"/>
                    <msub>
                      <mi>m</mi>
                      <mtext>Rakete</mtext>
                    </msub>
                    <mspace width="0.5em"/>
                    <msub>
                      <mi>m</mi>
                      <mtext>Erde</mtext>
                    </msub>
                  </mrow>
                </mrow>
                <mi>r</mi>
              </mfrac>
            </mstyle>
            <mstyle color="red">
              <mrow>
                <mspace width="2em"/>
                <mo stretchy="false">&gt;</mo>
                <mspace width="2em"/>
              </mrow>
            </mstyle>
            <mn>0</mn>
            <mrow>
              <mspace width="6em"/>
              <mo stretchy="false">∣</mo>
              <mspace width="2em"/>
            </mrow>
            <mstyle color="aqua">
              <mrow>
                <mo stretchy="false">−</mo>
                <mspace width="0.5em"/>
              </mrow>
            </mstyle>
            <mstyle color="green">
              <mfrac>
                <mrow>
                  <mrow>
                    <mo stretchy="false">−</mo>
                    <mi>G</mi>
                  </mrow>
                  <mspace width="0.5em"/>
                  <msub>
                    <mi>m</mi>
                    <mtext>Rakete</mtext>
                  </msub>
                  <mspace width="0.5em"/>
                  <msub>
                    <mi>m</mi>
                    <mtext>Erde</mtext>
                  </msub>
                </mrow>
                <mi>r</mi>
              </mfrac>
            </mstyle>
          </mrow>
        </mtd>
      </mtr>
      <mtr>
        <mtd>
          <mrow>
            <mo stretchy="false">⇒</mo>
            <mspace width="2em"/>
            <mstyle color="blue">
              <mrow>
                <mfrac>
                  <mn>1</mn>
                  <mn>2</mn>
                </mfrac>
                <mspace width="0.5em"/>
                <msub>
                  <mi>m</mi>
                  <mtext>Rakete</mtext>
                </msub>
                <mspace width="0.5em"/>
                <msup>
                  <mi>v</mi>
                  <mn>2</mn>
                </msup>
              </mrow>
            </mstyle>
            <mrow>
              <mspace width="2em"/>
              <mo stretchy="false">&gt;</mo>
              <mspace width="2em"/>
            </mrow>
            <mstyle color="green">
              <mrow>
                <mi>G</mi>
                <mspace width="0.5em"/>
                <msub>
                  <mi>m</mi>
                  <mtext>Rakete</mtext>
                </msub>
                <mspace width="0.5em"/>
                <mfrac>
                  <msub>
                    <mi>m</mi>
                    <mtext>Erde</mtext>
                  </msub>
                  <mi>r</mi>
                </mfrac>
              </mrow>
            </mstyle>
            <mrow>
              <mspace width="6em"/>
              <mo stretchy="false">∣</mo>
              <mspace width="2em"/>
            </mrow>
            <msub>
              <menclose notation="horizontalstrike">
                <mi>m</mi>
              </menclose>
              <mtext>Rakete</mtext>
            </msub>
            <mi>,</mi>
            <mrow>
              <mspace width="0.5em"/>
              <mo stretchy="false">⋅</mo>
              <mspace width="0.5em"/>
            </mrow>
            <mn>2</mn>
            <mi>,</mi>
            <mspace width="0.5em"/>
            <msqrt>
              <mspace/>
            </msqrt>
          </mrow>
        </mtd>
      </mtr>
      <mtr>
        <mtd columnalign="left">
          <mrow>
            <mo stretchy="false">⇒</mo>
            <mspace width="2em"/>
            <mstyle color="blue">
              <mi>v</mi>
            </mstyle>
            <mrow>
              <mspace width="2em"/>
              <mo stretchy="false">&gt;</mo>
              <mspace width="2em"/>
            </mrow>
            <mstyle color="blue">
              <msqrt>
                <mrow>
                  <mn>2</mn>
                  <mspace width="0.5em"/>
                  <mstyle color="green">
                    <mrow>
                      <mi>G</mi>
                      <mspace width="0.5em"/>
                      <mfrac>
                        <msub>
                          <mi>m</mi>
                          <mtext>Erde</mtext>
                        </msub>
                        <mi>r</mi>
                      </mfrac>
                    </mrow>
                  </mstyle>
                </mrow>
              </msqrt>
            </mstyle>
          </mrow>
        </mtd>
      </mtr>
    </mtable>
    <annotation encoding="StarMath 5.0">E  ~=~ color blue {E _"kin"} color cyan {~+~} color green {U ( r )} 
~=~ color blue {1 over 2 ` m _"Rakete" ` v ^2} color cyan {~+~} color green { - {G ` m _"Rakete" ` m _"Erde"} over r  } color red {~&gt;~} 0 newline

drarrow ~ color blue {1 over 2 ` m _"Rakete" ` v ^2} color cyan {~+~} color green { - {G ` m _"Rakete" ` m _"Erde"} over r  } color red {~&gt;~} 0 ~~~ divides ~ color cyan {- `} color green {{-G ` m _"Rakete" ` m _"Erde"} over r} newline 

drarrow~ color blue {1 over 2 ` m _"Rakete" ` v^2} ~&gt;~ color green {G ` m _"Rakete" ` m _"Erde" over r} ~~~ divides ~ {overstrike m}_"Rakete" ,` cdot ` 2 ,` sqrt ` newline
alignl drarrow~ color blue v ~&gt;~ color blue {sqrt { 2 ` color green {G ` m _"Erde" over r} }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5:15:22.831000000</meta:creation-date>
    <dc:date>2015-03-06T16:31:40.829000000</dc:date>
    <meta:editing-duration>PT19M14S</meta:editing-duration>
    <meta:editing-cycles>2</meta:editing-cycles>
    <meta:generator>LibreOffice/4.3.4.1$Windows_x86 LibreOffice_project/bc356b2f991740509f321d70e4512a6a54c5f243</meta:generator>
  </office:meta>
</office:document-meta>
</file>